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66" draw:textarea-horizontal-align="justify" draw:textarea-vertical-align="middle" draw:auto-grow-height="false" fo:min-height="0.664cm" fo:min-width="0.102cm"/>
    </style:style>
    <style:style style:name="gr2" style:family="graphic" style:parent-style-name="standard">
      <style:graphic-properties draw:stroke="solid" svg:stroke-color="#000000" draw:fill="none" draw:fill-color="#ffffff" fo:min-height="0.992cm"/>
    </style:style>
    <style:style style:name="gr3" style:family="graphic" style:parent-style-name="standard">
      <style:graphic-properties draw:fill-color="#ccff66" draw:textarea-horizontal-align="justify" draw:textarea-vertical-align="middle" draw:auto-grow-height="false" fo:min-height="0.52cm" fo:min-width="0.125cm"/>
    </style:style>
    <style:style style:name="gr4" style:family="graphic" style:parent-style-name="standard">
      <style:graphic-properties draw:fill-color="#99ffff" draw:textarea-horizontal-align="justify" draw:textarea-vertical-align="middle" draw:auto-grow-height="false" fo:min-height="0.64cm" fo:min-width="0.173cm"/>
    </style:style>
    <style:style style:name="gr5" style:family="graphic" style:parent-style-name="standard">
      <style:graphic-properties draw:fill-color="#cc66ff" draw:textarea-horizontal-align="justify" draw:textarea-vertical-align="middle" draw:auto-grow-height="false" fo:min-height="0.52cm" fo:min-width="0.246cm"/>
    </style:style>
    <style:style style:name="gr6" style:family="graphic" style:parent-style-name="standard">
      <style:graphic-properties draw:fill-color="#ff9999" draw:textarea-horizontal-align="justify" draw:textarea-vertical-align="middle" draw:auto-grow-height="false" fo:min-height="0.64cm" fo:min-width="0.246cm"/>
    </style:style>
    <style:style style:name="gr7" style:family="graphic" style:parent-style-name="standard">
      <style:graphic-properties draw:stroke="solid" svg:stroke-color="#000000" draw:fill="none" draw:fill-color="#ff9999" fo:min-height="0.992cm"/>
    </style:style>
    <style:style style:name="gr8" style:family="graphic" style:parent-style-name="standard">
      <style:graphic-properties draw:fill-color="#cc66ff" draw:textarea-horizontal-align="justify" draw:textarea-vertical-align="middle" draw:auto-grow-height="false" fo:min-height="0.64cm" fo:min-width="0.27cm"/>
    </style:style>
    <style:style style:name="gr9" style:family="graphic" style:parent-style-name="standard">
      <style:graphic-properties draw:fill-color="#cc66ff" draw:textarea-horizontal-align="justify" draw:textarea-vertical-align="middle" draw:auto-grow-height="false" fo:min-height="0.616cm" fo:min-width="0.174cm"/>
    </style:style>
    <style:style style:name="gr10" style:family="graphic" style:parent-style-name="standard">
      <style:graphic-properties draw:fill-color="#99ffff" draw:textarea-horizontal-align="justify" draw:textarea-vertical-align="middle" draw:auto-grow-height="false" fo:min-height="0.688cm" fo:min-width="0.29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draw:fill="none" fo:min-height="5.689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0.736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.4cm" fo:min-width="7.611cm"/>
    </style:style>
    <style:style style:name="gr16" style:family="graphic" style:parent-style-name="standard">
      <style:graphic-properties draw:fill-color="#ffff99" draw:textarea-horizontal-align="justify" draw:textarea-vertical-align="middle" draw:auto-grow-height="false" fo:min-height="0.496cm" fo:min-width="4.66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664cm" fo:min-width="0.39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568cm" fo:min-width="0.318cm"/>
    </style:style>
    <style:style style:name="gr19" style:family="graphic" style:parent-style-name="standard">
      <style:graphic-properties draw:fill-color="#99ffff" draw:textarea-horizontal-align="justify" draw:textarea-vertical-align="middle" draw:auto-grow-height="false" fo:min-height="0.496cm" fo:min-width="2.242cm"/>
    </style:style>
    <style:style style:name="gr20" style:family="graphic" style:parent-style-name="standard">
      <style:graphic-properties draw:fill-color="#cc66ff" draw:textarea-horizontal-align="justify" draw:textarea-vertical-align="middle" draw:auto-grow-height="false" fo:min-height="0.351cm" fo:min-width="3.349cm"/>
    </style:style>
    <style:style style:name="gr21" style:family="graphic" style:parent-style-name="standard">
      <style:graphic-properties draw:fill-color="#cc66ff" draw:textarea-horizontal-align="justify" draw:textarea-vertical-align="middle" draw:auto-grow-height="false" fo:min-height="0.448cm" fo:min-width="0.438cm"/>
    </style:style>
    <style:style style:name="gr22" style:family="graphic" style:parent-style-name="standard">
      <style:graphic-properties draw:fill-color="#99ffff" draw:textarea-horizontal-align="justify" draw:textarea-vertical-align="middle" draw:auto-grow-height="false" fo:min-height="0.399cm" fo:min-width="0.438cm"/>
    </style:style>
    <style:style style:name="gr23" style:family="graphic" style:parent-style-name="standard">
      <style:graphic-properties draw:fill-color="#cc66ff" draw:textarea-horizontal-align="justify" draw:textarea-vertical-align="middle" draw:auto-grow-height="false" fo:min-height="0.447cm" fo:min-width="1.448cm"/>
    </style:style>
    <style:style style:name="gr24" style:family="graphic" style:parent-style-name="standard">
      <style:graphic-properties draw:fill-color="#ff9999" draw:textarea-horizontal-align="justify" draw:textarea-vertical-align="middle" draw:auto-grow-height="false" fo:min-height="0.375cm" fo:min-width="0cm"/>
    </style:style>
    <style:style style:name="gr25" style:family="graphic" style:parent-style-name="standard">
      <style:graphic-properties draw:fill-color="#ccff66" draw:textarea-horizontal-align="justify" draw:textarea-vertical-align="middle" draw:auto-grow-height="false" fo:min-height="0.423cm" fo:min-width="0cm"/>
    </style:style>
    <style:style style:name="gr26" style:family="graphic" style:parent-style-name="standard">
      <style:graphic-properties draw:fill-color="#99ffff" draw:textarea-horizontal-align="justify" draw:textarea-vertical-align="middle" draw:auto-grow-height="false" fo:min-height="0.376cm" fo:min-width="0cm"/>
    </style:style>
    <style:style style:name="gr27" style:family="graphic" style:parent-style-name="standard">
      <style:graphic-properties draw:fill-color="#ff99ff" draw:textarea-horizontal-align="justify" draw:textarea-vertical-align="middle" draw:auto-grow-height="false" fo:min-height="0.375cm" fo:min-width="0cm"/>
    </style:style>
    <style:style style:name="gr28" style:family="graphic" style:parent-style-name="standard">
      <style:graphic-properties draw:stroke="none" svg:stroke-color="#000000" draw:fill="none" draw:fill-color="#ffff99" fo:min-height="6.46cm"/>
    </style:style>
    <style:style style:name="gr29" style:family="graphic" style:parent-style-name="standard">
      <style:graphic-properties draw:fill-color="#ff9999" draw:textarea-horizontal-align="justify" draw:textarea-vertical-align="middle" draw:auto-grow-height="false" fo:min-height="0.568cm" fo:min-width="5.441cm"/>
    </style:style>
    <style:style style:name="P1" style:family="paragraph">
      <loext:graphic-properties draw:fill-color="#ccff66"/>
      <style:paragraph-properties fo:text-align="center"/>
    </style:style>
    <style:style style:name="P2" style:family="paragraph">
      <loext:graphic-properties draw:fill="none" draw:fill-color="#ffffff"/>
      <style:text-properties fo:font-size="24pt" style:font-size-asian="18pt" style:font-size-complex="18pt"/>
    </style:style>
    <style:style style:name="P3" style:family="paragraph">
      <loext:graphic-properties draw:fill-color="#99ffff"/>
      <style:paragraph-properties fo:text-align="center"/>
    </style:style>
    <style:style style:name="P4" style:family="paragraph">
      <loext:graphic-properties draw:fill-color="#cc66ff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="none" draw:fill-color="#ff9999"/>
      <style:text-properties fo:font-size="24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99"/>
      <style:paragraph-properties fo:text-align="center"/>
    </style:style>
    <style:style style:name="P11" style:family="paragraph">
      <loext:graphic-properties draw:fill-color="#ff99ff"/>
      <style:paragraph-properties fo:text-align="center"/>
    </style:style>
    <style:style style:name="P12" style:family="paragraph">
      <loext:graphic-properties draw:fill="none" draw:fill-color="#ffff99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02cm" svg:height="0.914cm" svg:x="5.412cm" svg:y="13.5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34cm" svg:height="1.242cm" svg:x="5.183cm" svg:y="13.445cm">
          <draw:text-box>
            <text:p><text:span text:style-name="T1">1</text:span></text:p>
          </draw:text-box>
        </draw:frame>
        <draw:custom-shape draw:style-name="gr3" draw:text-style-name="P1" draw:layer="layout" svg:width="0.625cm" svg:height="0.77cm" svg:x="9.189cm" svg:y="13.54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34cm" svg:height="1.242cm" svg:x="8.963cm" svg:y="13.337cm">
          <draw:text-box>
            <text:p><text:span text:style-name="T1">2</text:span></text:p>
          </draw:text-box>
        </draw:frame>
        <draw:custom-shape draw:style-name="gr4" draw:text-style-name="P3" draw:layer="layout" svg:width="0.673cm" svg:height="0.89cm" svg:x="8.756cm" svg:y="10.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34cm" svg:height="1.242cm" svg:x="8.585cm" svg:y="9.989cm">
          <draw:text-box>
            <text:p><text:span text:style-name="T1">3</text:span></text:p>
          </draw:text-box>
        </draw:frame>
        <draw:custom-shape draw:style-name="gr5" draw:text-style-name="P4" draw:layer="layout" svg:width="0.746cm" svg:height="0.77cm" svg:x="13.133cm" svg:y="13.5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34cm" svg:height="1.242cm" svg:x="12.959cm" svg:y="13.283cm">
          <draw:text-box>
            <text:p><text:span text:style-name="T1">4</text:span></text:p>
          </draw:text-box>
        </draw:frame>
        <draw:custom-shape draw:style-name="gr6" draw:text-style-name="P5" draw:layer="layout" svg:width="0.746cm" svg:height="0.89cm" svg:x="11.088cm" svg:y="8.20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134cm" svg:height="1.242cm" svg:x="10.956cm" svg:y="8.045cm">
          <draw:text-box>
            <text:p><text:span text:style-name="T1">5</text:span></text:p>
          </draw:text-box>
        </draw:frame>
        <draw:custom-shape draw:style-name="gr8" draw:text-style-name="P4" draw:layer="layout" svg:width="0.77cm" svg:height="0.89cm" svg:x="16.837cm" svg:y="10.5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34cm" svg:height="1.242cm" svg:x="16.684cm" svg:y="10.367cm">
          <draw:text-box>
            <text:p><text:span text:style-name="T1">6</text:span></text:p>
          </draw:text-box>
        </draw:frame>
        <draw:custom-shape draw:style-name="gr9" draw:text-style-name="P4" draw:layer="layout" svg:width="0.674cm" svg:height="0.866cm" svg:x="16.765cm" svg:y="5.6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34cm" svg:height="1.242cm" svg:x="16.601cm" svg:y="5.446cm">
          <draw:text-box>
            <text:p><text:span text:style-name="T1">7</text:span></text:p>
          </draw:text-box>
        </draw:frame>
        <draw:custom-shape draw:style-name="gr10" draw:text-style-name="P3" draw:layer="layout" svg:width="0.794cm" svg:height="0.938cm" svg:x="13.566cm" svg:y="2.8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34cm" svg:height="1.242cm" svg:x="13.445cm" svg:y="2.7cm">
          <draw:text-box>
            <text:p><text:span text:style-name="T1">8</text:span></text:p>
          </draw:text-box>
        </draw:frame>
        <draw:line draw:style-name="gr11" draw:text-style-name="P7" draw:layer="layout" svg:x1="14.579cm" svg:y1="3.942cm" svg:x2="16.614cm" svg:y2="5.461cm">
          <text:p/>
        </draw:line>
        <draw:line draw:style-name="gr11" draw:text-style-name="P7" draw:layer="layout" svg:x1="16.614cm" svg:y1="6.682cm" svg:x2="12.075cm" svg:y2="8.034cm">
          <text:p/>
        </draw:line>
        <draw:line draw:style-name="gr11" draw:text-style-name="P7" draw:layer="layout" svg:x1="6.35cm" svg:y1="13.446cm" svg:x2="8.587cm" svg:y2="11.185cm">
          <text:p/>
        </draw:line>
        <draw:line draw:style-name="gr11" draw:text-style-name="P7" draw:layer="layout" svg:x1="9.237cm" svg:y1="11.257cm" svg:x2="9.381cm" svg:y2="13.35cm">
          <text:p/>
        </draw:line>
        <draw:line draw:style-name="gr11" draw:text-style-name="P7" draw:layer="layout" svg:x1="9.742cm" svg:y1="10.824cm" svg:x2="13.229cm" svg:y2="13.302cm">
          <text:p/>
        </draw:line>
        <draw:line draw:style-name="gr11" draw:text-style-name="P7" draw:layer="layout" svg:x1="13.686cm" svg:y1="13.278cm" svg:x2="12.099cm" svg:y2="9.285cm">
          <text:p/>
        </draw:line>
        <draw:line draw:style-name="gr11" draw:text-style-name="P7" draw:layer="layout" svg:x1="12.075cm" svg:y1="9.116cm" svg:x2="16.693cm" svg:y2="10.704cm">
          <text:p/>
        </draw:line>
        <draw:frame draw:style-name="gr12" draw:text-style-name="P8" draw:layer="layout" svg:width="1.383cm" svg:height="5.939cm" svg:x="1.858cm" svg:y="9.465cm">
          <draw:text-box>
            <text:p>8 3</text:p>
            <text:p>1 3</text:p>
            <text:p>2 3</text:p>
            <text:p>3 4</text:p>
            <text:p>4 5</text:p>
            <text:p>5 6</text:p>
            <text:p>5 7</text:p>
            <text:p>7 8</text:p>
          </draw:text-box>
        </draw:frame>
        <draw:frame draw:style-name="gr13" draw:text-style-name="P9" draw:layer="layout" svg:width="0.842cm" svg:height="0.962cm" svg:x="5.34cm" svg:y="12.484cm">
          <draw:text-box>
            <text:p>0</text:p>
          </draw:text-box>
        </draw:frame>
        <draw:frame draw:style-name="gr13" draw:text-style-name="P9" draw:layer="layout" svg:width="0.842cm" svg:height="0.962cm" svg:x="8.082cm" svg:y="12.364cm">
          <draw:text-box>
            <text:p>0</text:p>
          </draw:text-box>
        </draw:frame>
        <draw:frame draw:style-name="gr13" draw:text-style-name="P9" draw:layer="layout" svg:width="0.842cm" svg:height="0.962cm" svg:x="14.24cm" svg:y="12.989cm">
          <draw:text-box>
            <text:p>3</text:p>
          </draw:text-box>
        </draw:frame>
        <draw:frame draw:style-name="gr14" draw:text-style-name="P9" draw:layer="layout" svg:width="2.093cm" svg:height="0.986cm" svg:x="13.061cm" svg:y="7.698cm">
          <draw:text-box>
            <text:p>7</text:p>
          </draw:text-box>
        </draw:frame>
        <draw:frame draw:style-name="gr13" draw:text-style-name="P9" draw:layer="layout" svg:width="0.842cm" svg:height="0.962cm" svg:x="18.016cm" svg:y="10.151cm">
          <draw:text-box>
            <text:p>0</text:p>
          </draw:text-box>
        </draw:frame>
        <draw:frame draw:style-name="gr13" draw:text-style-name="P9" draw:layer="layout" svg:width="0.842cm" svg:height="0.962cm" svg:x="15.204cm" svg:y="2.452cm">
          <draw:text-box>
            <text:p>0</text:p>
          </draw:text-box>
        </draw:frame>
        <draw:frame draw:style-name="gr13" draw:text-style-name="P9" draw:layer="layout" svg:width="0.842cm" svg:height="0.962cm" svg:x="18.041cm" svg:y="5.148cm">
          <draw:text-box>
            <text:p>1</text:p>
          </draw:text-box>
        </draw:frame>
        <draw:frame draw:style-name="gr14" draw:text-style-name="P9" draw:layer="layout" svg:width="1.515cm" svg:height="0.986cm" svg:x="7.025cm" svg:y="9.381cm">
          <draw:text-box>
            <text:p>2</text:p>
          </draw:text-box>
        </draw:frame>
        <draw:custom-shape draw:style-name="gr15" draw:text-style-name="P10" draw:layer="layout" svg:width="8.111cm" svg:height="0.65cm" svg:x="3.651cm" svg:y="4.4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16cm" svg:height="0.746cm" svg:x="1.214cm" svg:y="3.77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89cm" svg:height="0.914cm" svg:x="3.656cm" svg:y="13.518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515cm" svg:height="0.986cm" svg:x="3.443cm" svg:y="13.447cm">
          <draw:text-box>
            <text:p>10</text:p>
          </draw:text-box>
        </draw:frame>
        <draw:custom-shape draw:style-name="gr18" draw:text-style-name="P1" draw:layer="layout" svg:width="0.818cm" svg:height="0.818cm" svg:x="7.697cm" svg:y="13.47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515cm" svg:height="0.986cm" svg:x="7.485cm" svg:y="13.375cm">
          <draw:text-box>
            <text:p>10</text:p>
          </draw:text-box>
        </draw:frame>
        <draw:custom-shape draw:style-name="gr19" draw:text-style-name="P3" draw:layer="layout" svg:width="2.742cm" svg:height="0.746cm" svg:x="5.629cm" svg:y="10.343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219cm" svg:height="0.986cm" svg:x="5.392cm" svg:y="10.224cm">
          <draw:text-box>
            <text:p>1 10 10 0</text:p>
          </draw:text-box>
        </draw:frame>
        <draw:custom-shape draw:style-name="gr20" draw:text-style-name="P4" draw:layer="layout" svg:width="3.849cm" svg:height="0.601cm" svg:x="14.456cm" svg:y="13.85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4.253cm" svg:height="0.986cm" svg:x="14.244cm" svg:y="13.664cm">
          <draw:text-box>
            <text:p>1 1 10 10 0 0</text:p>
          </draw:text-box>
        </draw:frame>
        <draw:custom-shape draw:style-name="gr21" draw:text-style-name="P4" draw:layer="layout" svg:width="0.938cm" svg:height="0.698cm" svg:x="18.208cm" svg:y="10.944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515cm" svg:height="0.986cm" svg:x="18.022cm" svg:y="10.802cm">
          <draw:text-box>
            <text:p>10</text:p>
          </draw:text-box>
        </draw:frame>
        <draw:custom-shape draw:style-name="gr22" draw:text-style-name="P3" draw:layer="layout" svg:width="0.938cm" svg:height="0.649cm" svg:x="15.108cm" svg:y="3.24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515cm" svg:height="0.986cm" svg:x="14.992cm" svg:y="3.109cm">
          <draw:text-box>
            <text:p>10</text:p>
          </draw:text-box>
        </draw:frame>
        <draw:custom-shape draw:style-name="gr23" draw:text-style-name="P4" draw:layer="layout" svg:width="1.948cm" svg:height="0.697cm" svg:x="17.92cm" svg:y="6.06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2.289cm" svg:height="0.986cm" svg:x="17.711cm" svg:y="5.967cm">
          <draw:text-box>
            <text:p>1 10 0</text:p>
          </draw:text-box>
        </draw:frame>
        <draw:custom-shape draw:style-name="gr24" draw:text-style-name="P5" draw:layer="layout" svg:width="0.457cm" svg:height="0.625cm" svg:x="2.887cm" svg:y="4.54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481cm" svg:height="0.673cm" svg:x="2.887cm" svg:y="6.6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0.457cm" svg:height="0.626cm" svg:x="2.863cm" svg:y="5.9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433cm" svg:height="0.625cm" svg:x="2.887cm" svg:y="5.22cm">
          <text:p/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12.017cm" svg:height="6.71cm" svg:x="0.996cm" svg:y="2.214cm">
          <draw:text-box>
            <text:p>„AHU Degrees tuple“ 5 = root</text:p>
            <text:p>((7), (0,1,3), (0,2), (0,0))</text:p>
            <text:p>canonical number gen. (leaf to root):</text:p>
            <text:p>(level 0 (1 10 <text:s/>1 10 0 <text:s/>1 1 10 10 0 0 <text:s/>0),</text:p>
            <text:p>Level 1 ( <text:s text:c="2"/>10, 1 10 0, 1 1 10 10 0 0),</text:p>
            <text:p>Level 2 ( <text:s text:c="8"/>10, <text:s text:c="6"/>1 10 10 0),</text:p>
            <text:p>Level 3 ( <text:s text:c="8"/>10,10))</text:p>
            <text:p>Degrees ((3),(0,1,1),(0,2),(0,0))</text:p>
          </draw:text-box>
        </draw:frame>
        <draw:custom-shape draw:style-name="gr29" draw:text-style-name="P5" draw:layer="layout" svg:width="5.941cm" svg:height="0.818cm" svg:x="13.181cm" svg:y="8.51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6.349cm" svg:height="0.986cm" svg:x="13.062cm" svg:y="8.444cm">
          <draw:text-box>
            <text:p>11011001110100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4:59:48.998859068</meta:creation-date>
    <dc:date>2019-10-19T17:09:02.263018762</dc:date>
    <meta:editing-duration>PT16H28M22S</meta:editing-duration>
    <meta:editing-cycles>19</meta:editing-cycles>
    <meta:generator>LibreOffice/5.1.6.2$Linux_X86_64 LibreOffice_project/10m0$Build-2</meta:generator>
    <meta:document-statistic meta:object-count="55"/>
  </office:meta>
</office:document-meta>
</file>